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4.04pt" svg:height="395.72pt" svg:x="6.24pt" svg:y="146.07pt">
            <loext:p draw:notify-on-update-of-ranges="Sheet1.A1:Sheet1.A8 Sheet1.B1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837" calcext:value-type="float">
            <text:p>0.01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674" calcext:value-type="float">
            <text:p>0.03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347" calcext:value-type="float">
            <text:p>0.073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368" calcext:value-type="float">
            <text:p>0.183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736" calcext:value-type="float">
            <text:p>0.367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3472" calcext:value-type="float">
            <text:p>0.73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021" calcext:value-type="float">
            <text:p>1.10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368" calcext:value-type="float">
            <text:p>1.8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15:51.527894189</meta:creation-date>
    <dc:date>2016-12-06T15:22:43.226189501</dc:date>
    <meta:editing-duration>PT6M52S</meta:editing-duration>
    <meta:editing-cycles>1</meta:editing-cycles>
    <meta:generator>LibreOffice/5.1.4.2$Linux_X86_64 LibreOffice_project/1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74cm" svg:height="13.961cm" xlink:href=".." xlink:type="simple" chart:class="chart:scatter" chart:style-name="ch1">
        <chart:plot-area chart:style-name="ch2" table:cell-range-address="Sheet1.A1:Sheet1.B8" svg:x="0.461cm" svg:y="0.279cm" svg:width="22.152cm" svg:height="13.403cm">
          <chartooo:coordinate-region svg:x="1.329cm" svg:y="0.4cm" svg:width="21.284cm" svg:height="12.3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8</svg:desc>
                </draw:g>
              </table:table-cell>
              <table:table-cell office:value-type="float" office:value="0.01837">
                <text:p>0.01837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674">
                <text:p>0.03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7347">
                <text:p>0.07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18368">
                <text:p>0.18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6736">
                <text:p>0.36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73472">
                <text:p>0.73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1021">
                <text:p>1.1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.8368">
                <text:p>1.8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